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6000001500C18732A31CFB7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07e4b" officeooo:paragraph-rsid="00107e4b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3pt" officeooo:rsid="00107e4b" officeooo:paragraph-rsid="00107e4b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draw:frame draw:style-name="fr1" draw:name="Obrázek1" text:anchor-type="paragraph" svg:x="0.631cm" svg:y="0cm" svg:width="16.401cm" svg:height="8.128cm" draw:z-index="0"><draw:image xlink:href="Pictures/10000201000002A6000001500C18732A31CFB7F0.png" xlink:type="simple" xlink:show="embed" xlink:actuate="onLoad" loext:mime-type="image/x-vclgraphic"/></draw:frame></text:p>
      <text:p text:style-name="P1"/>
      <text:p text:style-name="P1"/>
      <text:p text:style-name="P1">Rekuperace</text:p>
      <text:p text:style-name="P1"/>
      <text:p text:style-name="P2">uživatelský manuá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16:52:39.078954340</meta:creation-date>
    <meta:print-date>2021-10-27T16:56:42.758488612</meta:print-date>
    <dc:date>2021-10-27T16:57:02.020311870</dc:date>
    <meta:editing-duration>PT4M26S</meta:editing-duration>
    <meta:editing-cycles>1</meta:editing-cycles>
    <meta:document-statistic meta:table-count="0" meta:image-count="1" meta:object-count="0" meta:page-count="1" meta:paragraph-count="2" meta:word-count="3" meta:character-count="28" meta:non-whitespace-character-count="27"/>
    <meta:generator>LibreOffice/6.0.7.3$Linux_X86_64 LibreOffice_project/00m0$Build-3</meta:generator>
  </office:meta>
</office:document-meta>
</file>